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8474" officeooo:paragraph-rsid="00148474"/>
    </style:style>
    <style:style style:name="P2" style:family="paragraph" style:parent-style-name="Standard">
      <style:paragraph-properties fo:text-align="start" style:justify-single-word="false"/>
      <style:text-properties officeooo:rsid="00148474" officeooo:paragraph-rsid="00148474"/>
    </style:style>
    <style:style style:name="P3" style:family="paragraph" style:parent-style-name="Standard">
      <style:paragraph-properties fo:text-align="start" style:justify-single-word="false"/>
      <style:text-properties officeooo:rsid="00148474" officeooo:paragraph-rsid="0018bfe5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48474" officeooo:paragraph-rsid="0014847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753a5" officeooo:paragraph-rsid="001753a5"/>
    </style:style>
    <style:style style:name="P6" style:family="paragraph" style:parent-style-name="Standard">
      <style:paragraph-properties fo:text-align="start" style:justify-single-word="false" fo:break-before="page"/>
      <style:text-properties officeooo:rsid="001f299c" officeooo:paragraph-rsid="001f299c"/>
    </style:style>
    <style:style style:name="P7" style:family="paragraph" style:parent-style-name="Frame_20_contents">
      <style:paragraph-properties fo:text-align="start" style:justify-single-word="false"/>
      <style:text-properties officeooo:rsid="00148474" officeooo:paragraph-rsid="00148474"/>
    </style:style>
    <style:style style:name="P8" style:family="paragraph" style:parent-style-name="Frame_20_contents">
      <style:paragraph-properties fo:text-align="start" style:justify-single-word="false"/>
      <style:text-properties officeooo:rsid="001753a5" officeooo:paragraph-rsid="001753a5"/>
    </style:style>
    <style:style style:name="P9" style:family="paragraph" style:parent-style-name="Frame_20_contents">
      <style:paragraph-properties fo:text-align="start" style:justify-single-word="false"/>
      <style:text-properties officeooo:rsid="0018bfe5" officeooo:paragraph-rsid="0018bfe5"/>
    </style:style>
    <style:style style:name="P10" style:family="paragraph" style:parent-style-name="Frame_20_contents">
      <style:paragraph-properties fo:text-align="start" style:justify-single-word="false"/>
      <style:text-properties officeooo:rsid="001a8ef4" officeooo:paragraph-rsid="001a8ef4"/>
    </style:style>
    <style:style style:name="P11" style:family="paragraph" style:parent-style-name="Frame_20_contents">
      <style:paragraph-properties fo:text-align="start" style:justify-single-word="false"/>
      <style:text-properties officeooo:rsid="001c4e53" officeooo:paragraph-rsid="001c4e53"/>
    </style:style>
    <style:style style:name="P12" style:family="paragraph" style:parent-style-name="Table_20_Contents">
      <style:paragraph-properties fo:text-align="start" style:justify-single-word="false"/>
      <style:text-properties officeooo:rsid="001f299c" officeooo:paragraph-rsid="001f299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48474" officeooo:paragraph-rsid="00148474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7005a" officeooo:paragraph-rsid="0017005a"/>
    </style:style>
    <style:style style:name="P15" style:family="paragraph" style:parent-style-name="Standard">
      <style:paragraph-properties fo:text-align="start" style:justify-single-word="false"/>
      <style:text-properties officeooo:rsid="0017005a" officeooo:paragraph-rsid="001f299c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fcb71" officeooo:paragraph-rsid="001fcb71"/>
    </style:style>
    <style:style style:name="P17" style:family="paragraph" style:parent-style-name="Standard">
      <style:paragraph-properties fo:text-align="start" style:justify-single-word="false"/>
      <style:text-properties officeooo:rsid="0015ce32" officeooo:paragraph-rsid="0015ce32"/>
    </style:style>
    <style:style style:name="P18" style:family="paragraph" style:parent-style-name="Standard">
      <style:paragraph-properties fo:text-align="start" style:justify-single-word="false"/>
      <style:text-properties officeooo:rsid="001f299c" officeooo:paragraph-rsid="001f299c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17005a" officeooo:paragraph-rsid="001f299c"/>
    </style:style>
    <style:style style:name="P20" style:family="paragraph" style:parent-style-name="Frame_20_contents">
      <style:paragraph-properties fo:text-align="start" style:justify-single-word="false"/>
      <style:text-properties officeooo:rsid="00148474" officeooo:paragraph-rsid="00148474"/>
    </style:style>
    <style:style style:name="P21" style:family="paragraph" style:parent-style-name="Frame_20_contents">
      <style:paragraph-properties fo:text-align="start" style:justify-single-word="false"/>
      <style:text-properties officeooo:rsid="00148474" officeooo:paragraph-rsid="0022688a"/>
    </style:style>
    <style:style style:name="P22" style:family="paragraph" style:parent-style-name="Frame_20_contents">
      <style:paragraph-properties fo:text-align="start" style:justify-single-word="false"/>
      <style:text-properties officeooo:rsid="00148474" officeooo:paragraph-rsid="0029e603"/>
    </style:style>
    <style:style style:name="P23" style:family="paragraph" style:parent-style-name="Frame_20_contents">
      <style:paragraph-properties fo:text-align="start" style:justify-single-word="false"/>
      <style:text-properties officeooo:rsid="00148474" officeooo:paragraph-rsid="002ab6d5"/>
    </style:style>
    <style:style style:name="P24" style:family="paragraph" style:parent-style-name="Frame_20_contents">
      <style:paragraph-properties fo:text-align="start" style:justify-single-word="false"/>
      <style:text-properties officeooo:rsid="00242cd4" officeooo:paragraph-rsid="00274138"/>
    </style:style>
    <style:style style:name="P25" style:family="paragraph" style:parent-style-name="Frame_20_contents">
      <style:paragraph-properties fo:text-align="start" style:justify-single-word="false"/>
      <style:text-properties officeooo:rsid="0027d865" officeooo:paragraph-rsid="0027d865"/>
    </style:style>
    <style:style style:name="P26" style:family="paragraph" style:parent-style-name="Frame_20_contents">
      <style:paragraph-properties fo:text-align="start" style:justify-single-word="false"/>
      <style:text-properties officeooo:rsid="0029e603" officeooo:paragraph-rsid="0029e603"/>
    </style:style>
    <style:style style:name="P27" style:family="paragraph" style:parent-style-name="Frame_20_contents">
      <style:paragraph-properties fo:text-align="start" style:justify-single-word="false"/>
      <style:text-properties officeooo:rsid="002c15cd" officeooo:paragraph-rsid="002c15cd"/>
    </style:style>
    <style:style style:name="P28" style:family="paragraph" style:parent-style-name="Frame_20_contents">
      <style:paragraph-properties fo:text-align="start" style:justify-single-word="false"/>
      <style:text-properties officeooo:rsid="001a8ef4" officeooo:paragraph-rsid="001a8ef4"/>
    </style:style>
    <style:style style:name="P29" style:family="paragraph" style:parent-style-name="Frame_20_contents">
      <style:paragraph-properties fo:text-align="start" style:justify-single-word="false"/>
      <style:text-properties officeooo:rsid="0018bfe5" officeooo:paragraph-rsid="0018bfe5"/>
    </style:style>
    <style:style style:name="P30" style:family="paragraph" style:parent-style-name="Frame_20_contents">
      <style:paragraph-properties fo:text-align="start" style:justify-single-word="false"/>
      <style:text-properties officeooo:rsid="0018bfe5" officeooo:paragraph-rsid="002c329d"/>
    </style:style>
    <style:style style:name="P31" style:family="paragraph" style:parent-style-name="Frame_20_contents">
      <style:paragraph-properties fo:text-align="start" style:justify-single-word="false"/>
      <style:text-properties officeooo:rsid="003282a6" officeooo:paragraph-rsid="003282a6"/>
    </style:style>
    <style:style style:name="P32" style:family="paragraph" style:parent-style-name="Frame_20_contents">
      <style:paragraph-properties fo:text-align="start" style:justify-single-word="false"/>
      <style:text-properties officeooo:rsid="003601b2" officeooo:paragraph-rsid="003601b2"/>
    </style:style>
    <style:style style:name="P33" style:family="paragraph" style:parent-style-name="Frame_20_contents">
      <style:paragraph-properties fo:text-align="start" style:justify-single-word="false"/>
      <style:text-properties officeooo:rsid="001c4e53" officeooo:paragraph-rsid="001c4e53"/>
    </style:style>
    <style:style style:name="P34" style:family="paragraph" style:parent-style-name="Frame_20_contents">
      <style:paragraph-properties fo:text-align="start" style:justify-single-word="false"/>
      <style:text-properties officeooo:rsid="001753a5" officeooo:paragraph-rsid="001753a5"/>
    </style:style>
    <style:style style:name="T1" style:family="text">
      <style:text-properties officeooo:rsid="0018660e"/>
    </style:style>
    <style:style style:name="T2" style:family="text">
      <style:text-properties officeooo:rsid="0018bfe5"/>
    </style:style>
    <style:style style:name="T3" style:family="text">
      <style:text-properties officeooo:rsid="001da794"/>
    </style:style>
    <style:style style:name="T4" style:family="text">
      <style:text-properties officeooo:rsid="001fe6db"/>
    </style:style>
    <style:style style:name="T5" style:family="text">
      <style:text-properties officeooo:rsid="002486f7"/>
    </style:style>
    <style:style style:name="T6" style:family="text">
      <style:text-properties officeooo:rsid="00251531"/>
    </style:style>
    <style:style style:name="T7" style:family="text">
      <style:text-properties officeooo:rsid="00274138"/>
    </style:style>
    <style:style style:name="T8" style:family="text">
      <style:text-properties officeooo:rsid="002aacd7"/>
    </style:style>
    <style:style style:name="T9" style:family="text">
      <style:text-properties officeooo:rsid="0017005a"/>
    </style:style>
    <style:style style:name="T10" style:family="text">
      <style:text-properties officeooo:rsid="002c329d"/>
    </style:style>
    <style:style style:name="T11" style:family="text">
      <style:text-properties officeooo:rsid="002d77a9"/>
    </style:style>
    <style:style style:name="T12" style:family="text">
      <style:text-properties officeooo:rsid="002f6738"/>
    </style:style>
    <style:style style:name="T13" style:family="text">
      <style:text-properties officeooo:rsid="00309e23"/>
    </style:style>
    <style:style style:name="T14" style:family="text">
      <style:text-properties officeooo:rsid="003601b2"/>
    </style:style>
    <style:style style:name="T15" style:family="text">
      <style:text-properties officeooo:rsid="0037df13"/>
    </style:style>
    <style:style style:name="T16" style:family="text">
      <style:text-properties officeooo:rsid="00381399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a de reunión de planificación del proyecto para el trabajo de fin de grado</text:p>
      <text:p text:style-name="P1"/>
      <text:p text:style-name="P2">Temas a tratar:</text:p>
      <text:list xml:id="list1126024241" text:style-name="L1">
        <text:list-item>
          <text:p text:style-name="P13">Planificar y fijar las iteraciones que se realizarán durante el proyecto.</text:p>
        </text:list-item>
        <text:list-item>
          <text:p text:style-name="P13">Acordar las herramientas de planificación que se usarán para gestionar el proyecto.</text:p>
        </text:list-item>
        <text:list-item>
          <text:p text:style-name="P14">Acordar las herramientas de desarrollo que se usarán para la realización del proyecto.</text:p>
        </text:list-item>
        <text:list-item>
          <text:p text:style-name="P13">Gestionar las actividades para la primera iteración del proyecto.</text:p>
        </text:list-item>
        <text:list-item>
          <text:p text:style-name="P16">Planificar el control de la calidad.</text:p>
        </text:list-item>
        <text:list-item>
          <text:p text:style-name="P13">Analisis inicial de los posibles riesgos durante la realización de las actividades de la primera iteración <text:span text:style-name="T1">o del proyecto</text:span>.</text:p>
        </text:list-item>
      </text:list>
      <text:p text:style-name="P2"/>
      <text:p text:style-name="P3"><draw:frame draw:style-name="fr1" draw:name="Frame1" text:anchor-type="paragraph" svg:x="0.049cm" svg:y="0.831cm" draw:z-index="0"><draw:text-box fo:min-height="7.091cm" fo:min-width="17.727cm"><text:p text:style-name="P7">Título:</text:p><text:p text:style-name="P7">Descripción:</text:p><text:p text:style-name="P7">Conclusiones:</text:p><text:p text:style-name="P7"/></draw:text-box></draw:frame><draw:frame draw:style-name="fr1" draw:name="Frame3" text:anchor-type="paragraph" svg:x="0.049cm" svg:y="8.98cm" draw:z-index="2"><draw:text-box fo:min-height="7.091cm" fo:min-width="17.727cm"><text:p text:style-name="P10">Identificador:<text:span text:style-name="T3">AI1-000</text:span></text:p><text:p text:style-name="P7">Título:</text:p><text:p text:style-name="P7">Descripción:</text:p><text:p text:style-name="P9">Fecha de inicio:</text:p><text:p text:style-name="P9">Fecha de fin:</text:p><text:p text:style-name="P9">Duración:</text:p><text:p text:style-name="P9">Subactividades (si aplicable):</text:p><text:p text:style-name="P10">Riesgos asociados (si aplicable):</text:p><text:p text:style-name="P7"/></draw:text-box></draw:frame>Plantilla del tema a tratar:<text:line-break/>Plantilla de <text:span text:style-name="T2">actividad</text:span>:<text:line-break/></text:p>
      <text:p text:style-name="P5"><draw:frame draw:style-name="fr1" draw:name="Frame2" text:anchor-type="paragraph" svg:x="0.049cm" svg:y="0.831cm" draw:z-index="1"><draw:text-box fo:min-height="7.091cm" fo:min-width="17.727cm"><text:p text:style-name="P11">Identificador: <text:span text:style-name="T3">RI1-000</text:span></text:p><text:p text:style-name="P7">Título:</text:p><text:p text:style-name="P7">Descripción:</text:p><text:p text:style-name="P8">Fecha (si aplicable) de posible aparición:</text:p><text:p text:style-name="P8">Posiblidad de aparición:</text:p><text:p text:style-name="P8">Efecto:</text:p><text:p text:style-name="P8">Prevención o cura:</text:p><text:p text:style-name="P11">Actividad asociada (si aplicable):</text:p><text:p text:style-name="P8"/><text:p text:style-name="P7"/></draw:text-box></draw:frame><text:soft-page-break/>Plantilla de riesgos:</text:p>
      <text:p text:style-name="P17">Fecha y hora de la realización de la reunión: <text:span text:style-name="T4">06/10/2017 18:00 (hasta 4 horas disponibles).</text:span></text:p>
      <text:p text:style-name="P6">Control de versiones:</text:p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2">Versión</text:p>
          </table:table-cell>
          <table:table-cell table:style-name="ControlDeVersiones.A1" office:value-type="string">
            <text:p text:style-name="P12">Descripción</text:p>
          </table:table-cell>
          <table:table-cell table:style-name="ControlDeVersiones.C1" office:value-type="string">
            <text:p text:style-name="P12">Fecha</text:p>
          </table:table-cell>
        </table:table-row>
        <table:table-row>
          <table:table-cell table:style-name="ControlDeVersiones.A2" office:value-type="string">
            <text:p text:style-name="P12">V1</text:p>
          </table:table-cell>
          <table:table-cell table:style-name="ControlDeVersiones.A2" office:value-type="string">
            <text:p text:style-name="P12">Versión inicial, definidas plantillas y temas a tratar</text:p>
          </table:table-cell>
          <table:table-cell table:style-name="ControlDeVersiones.C2" office:value-type="string">
            <text:p text:style-name="P12">05/10/2017</text:p>
          </table:table-cell>
        </table:table-row>
      </table:table>
      <text:p text:style-name="P18"/>
      <text:p text:style-name="P19"><draw:frame draw:style-name="fr1" draw:name="Frame4" text:anchor-type="paragraph" svg:x="0.049cm" svg:y="0.831cm" draw:z-index="3"><draw:text-box fo:min-height="7.091cm" fo:min-width="17.727cm"><text:p text:style-name="P21">Título:Planificar y fijar las iteraciones que se realizarán durante el proyecto.</text:p><text:p text:style-name="P7">Descripción:</text:p><text:p text:style-name="P7">Conclusiones:</text:p><text:p text:style-name="P24"><text:span text:style-name="T6">- </text:span>Primera iteración: <text:span text:style-name="T5">Prototipo básico de unidad en un mapa.</text:span></text:p><text:p text:style-name="P24"><text:span text:style-name="T7">Unidad en un mapa, con movimiento. (3 semanas).</text:span></text:p><text:p text:style-name="P25">Se decidió plantear solamente la primera iteración y a partir de las experiencias de la primera, continuar decidiendo nuevos objetivos.</text:p><text:p text:style-name="P7"/></draw:text-box></draw:frame><draw:frame draw:style-name="fr1" draw:name="Frame5" text:anchor-type="paragraph" svg:x="0.049cm" svg:y="8.001cm" draw:z-index="4"><draw:text-box fo:min-height="7.091cm" fo:min-width="17.727cm"><text:p text:style-name="P22">Título:Acordar las herramientas de planificación que se usarán para gestionar el proyecto.</text:p><text:p text:style-name="P7">Descripción: </text:p><text:p text:style-name="P7">Conclusiones:</text:p><text:p text:style-name="P26">Trello y Toggl. <text:span text:style-name="T8">Trello para un desarrollo ágil, Toggl para mantener el tiempo aplicados a las tareas con integración con Trello y GitHub para el registro de bugs.</text:span></text:p><text:p text:style-name="P7"/></draw:text-box></draw:frame><draw:frame draw:style-name="fr1" draw:name="Frame6" text:anchor-type="paragraph" svg:x="0.049cm" svg:y="8.001cm" draw:z-index="5"><draw:text-box fo:min-height="7.091cm" fo:min-width="17.727cm"><text:p text:style-name="P22">Título:Acordar las herramientas de planificación que se usarán para gestionar el proyecto.</text:p><text:p text:style-name="P7">Descripción: </text:p><text:p text:style-name="P7">Conclusiones:</text:p><text:p text:style-name="P26">Trello y Toggl. <text:span text:style-name="T8">Trello para un desarrollo ágil, Toggl para mantener el tiempo aplicados a las tareas con integración con Trello y GitHub para el registro de bugs.</text:span></text:p><text:p text:style-name="P7"/></draw:text-box></draw:frame><draw:frame draw:style-name="fr1" draw:name="Frame7" text:anchor-type="paragraph" svg:x="0.102cm" svg:y="16.732cm" draw:z-index="6"><draw:text-box fo:min-height="7.091cm" fo:min-width="17.727cm"><text:p text:style-name="P23">Título:<text:span text:style-name="T9">Acordar las herramientas de desarrollo que se usarán para la realización del proyecto.</text:span></text:p><text:p text:style-name="P7">Descripción: </text:p><text:p text:style-name="P7">Conclusiones:</text:p><text:p text:style-name="P27">Las herramientas que se usarán serán React, Redux, Typescript y Node.js. Para juntar las clases y funciones, se usará Webpack y para permitir mayor acceso por otros navegadores, se usa Babel.</text:p></draw:text-box></draw:frame></text:p>
      <text:p text:style-name="P15"/>
      <text:p text:style-name="P15"/>
      <text:p text:style-name="P15"><draw:frame draw:style-name="fr1" draw:name="Frame8" text:anchor-type="paragraph" svg:x="0.102cm" svg:y="0.277cm" draw:z-index="7"><draw:text-box fo:min-height="7.091cm" fo:min-width="17.727cm"><text:p text:style-name="P10">Identificador:<text:span text:style-name="T3">AI1-001</text:span></text:p><text:p text:style-name="P7">Título: <text:span text:style-name="T10">Aprendizaje</text:span></text:p><text:p text:style-name="P7">Descripción: <text:span text:style-name="T10">Toma de contacto con la tecnología</text:span></text:p><text:p text:style-name="P9">Fecha de inicio: <text:span text:style-name="T10">07/10/2017</text:span></text:p><text:p text:style-name="P30">Fecha de fin:<text:span text:style-name="T10">15/10/2017</text:span></text:p><text:p text:style-name="P9">Duración: <text:span text:style-name="T10">4 horas (cada uno)</text:span></text:p><text:p text:style-name="P9">Subactividades (si aplicable): <text:span text:style-name="T10">--</text:span></text:p><text:p text:style-name="P10">Riesgos asociados (si aplicable): <text:span text:style-name="T10">--</text:span></text:p><text:p text:style-name="P7"/></draw:text-box></draw:frame><draw:frame draw:style-name="fr1" draw:name="Frame9" text:anchor-type="paragraph" svg:x="0.102cm" svg:y="7.818cm" draw:z-index="8"><draw:text-box fo:min-height="7.091cm" fo:min-width="17.727cm"><text:p text:style-name="P10">Identificador:<text:span text:style-name="T3">AI1-002</text:span></text:p><text:p text:style-name="P7">Título: <text:span text:style-name="T11">Creación de la clase Unidad</text:span></text:p><text:p text:style-name="P7">Descripción: <text:span text:style-name="T11">Creación de la clase Unidad.</text:span></text:p><text:p text:style-name="P9">Fecha de inicio: <text:span text:style-name="T12">15/10/2017</text:span></text:p><text:p text:style-name="P30">Fecha de fin:<text:span text:style-name="T10">19/10/2017</text:span></text:p><text:p text:style-name="P9">Duración: <text:span text:style-name="T12">2 horas</text:span></text:p><text:p text:style-name="P9">Subactividades (si aplicable): <text:span text:style-name="T10">--</text:span></text:p><text:p text:style-name="P10">Riesgos asociados (si aplicable): </text:p><text:p text:style-name="P7"/></draw:text-box></draw:frame><draw:frame draw:style-name="fr1" draw:name="Frame10" text:anchor-type="paragraph" svg:x="0.102cm" svg:y="15.596cm" draw:z-index="9"><draw:text-box fo:min-height="7.091cm" fo:min-width="17.727cm"><text:p text:style-name="P10">Identificador:<text:span text:style-name="T3">AI1-003</text:span></text:p><text:p text:style-name="P7">Título: <text:span text:style-name="T11">Creación de la clase Mapa</text:span></text:p><text:p text:style-name="P7">Descripción: <text:span text:style-name="T11">Creación de la clase Mapa.</text:span></text:p><text:p text:style-name="P9">Fecha de inicio: <text:span text:style-name="T12">15/10/2017</text:span></text:p><text:p text:style-name="P30">Fecha de fin:<text:span text:style-name="T10">19/10/2017</text:span></text:p><text:p text:style-name="P9">Duración: <text:span text:style-name="T12">2 horas</text:span></text:p><text:p text:style-name="P9">Subactividades (si aplicable): <text:span text:style-name="T10">--</text:span></text:p><text:p text:style-name="P10">Riesgos asociados (si aplicable): </text:p><text:p text:style-name="P7"/></draw:text-box></draw:frame><text:soft-page-break/></text:p>
      <text:p text:style-name="P15"/>
      <text:p text:style-name="P19"><draw:frame draw:style-name="fr1" draw:name="Frame11" text:anchor-type="paragraph" svg:x="-0.056cm" svg:y="0.065cm" draw:z-index="10"><draw:text-box fo:min-height="7.091cm" fo:min-width="17.727cm"><text:p text:style-name="P10">Identificador:<text:span text:style-name="T3">AI1-004</text:span></text:p><text:p text:style-name="P7">Título: <text:span text:style-name="T11">Creación de la clase Casilla</text:span></text:p><text:p text:style-name="P7">Descripción: <text:span text:style-name="T11">Creación de la clase Casilla.</text:span></text:p><text:p text:style-name="P9">Fecha de inicio: <text:span text:style-name="T12">19/10/2017</text:span></text:p><text:p text:style-name="P30">Fecha de fin:<text:span text:style-name="T12">21/10/2017</text:span></text:p><text:p text:style-name="P9">Duración: <text:span text:style-name="T12">2 horas</text:span></text:p><text:p text:style-name="P9">Subactividades (si aplicable): <text:span text:style-name="T10">--</text:span></text:p><text:p text:style-name="P10">Riesgos asociados (si aplicable):</text:p><text:p text:style-name="P7"/></draw:text-box></draw:frame><draw:frame draw:style-name="fr1" draw:name="Frame12" text:anchor-type="paragraph" svg:x="-0.056cm" svg:y="7.676cm" draw:z-index="11"><draw:text-box fo:min-height="7.091cm" fo:min-width="17.727cm"><text:p text:style-name="P10">Identificador:<text:span text:style-name="T3">AI1-005</text:span></text:p><text:p text:style-name="P7">Título: <text:span text:style-name="T13">Añadir movimiento a la unidad</text:span></text:p><text:p text:style-name="P7">Descripción: <text:span text:style-name="T13">Añadir la función de movimiento de la unidad.</text:span></text:p><text:p text:style-name="P9">Fecha de inicio: <text:span text:style-name="T13">21/10/2017</text:span></text:p><text:p text:style-name="P30">Fecha de fin:<text:span text:style-name="T13">29/10/2017</text:span></text:p><text:p text:style-name="P9">Duración: <text:span text:style-name="T13">4 horas (cada uno)</text:span></text:p><text:p text:style-name="P9">Subactividades (si aplicable): <text:span text:style-name="T13">AI1-006, AI1-007</text:span></text:p><text:p text:style-name="P10">Riesgos asociados (si aplicable):</text:p><text:p text:style-name="P31">Addendum: Decidiremos si dividirlo en 2 después de aprendizaje.</text:p></draw:text-box></draw:frame></text:p>
      <text:p text:style-name="P15"><draw:frame draw:style-name="fr1" draw:name="Frame13" text:anchor-type="paragraph" svg:x="-0.083cm" svg:y="0.081cm" draw:z-index="12"><draw:text-box fo:min-height="7.091cm" fo:min-width="17.727cm"><text:p text:style-name="P22">Título:<text:span text:style-name="T14">Gestión de pruebas</text:span></text:p><text:p text:style-name="P7">Descripción: </text:p><text:p text:style-name="P7">Conclusiones:</text:p><text:p text:style-name="P32">Se realizarán 1 prueba positiva y una negativa por función, pero puede cambiar en el futuro.</text:p></draw:text-box></draw:frame></text:p>
      <text:p text:style-name="P19"><draw:frame draw:style-name="fr1" draw:name="Frame14" text:anchor-type="paragraph" svg:x="0.049cm" svg:y="0.831cm" draw:z-index="13"><draw:text-box fo:min-height="7.091cm" fo:min-width="17.727cm"><text:p text:style-name="P11">Identificador: <text:span text:style-name="T3">RI1-001</text:span></text:p><text:p text:style-name="P7">Título: <text:span text:style-name="T15">Inposibilidad de realizar las clases</text:span></text:p><text:p text:style-name="P7">Descripción: <text:span text:style-name="T15">Debido a la falta de conocimiento de la tecnología, no podemos realizar las clases</text:span></text:p><text:p text:style-name="P8">Fecha (si aplicable) de posible aparición: <text:span text:style-name="T15">--</text:span></text:p><text:p text:style-name="P8">Posiblidad de aparición: <text:span text:style-name="T15">Baja</text:span></text:p><text:p text:style-name="P8">Efecto: <text:span text:style-name="T15">Se producirá un retraso.</text:span></text:p><text:p text:style-name="P8">Prevención o cura: <text:span text:style-name="T15">Buscar en internet.</text:span></text:p><text:p text:style-name="P11">Actividad asociada (si aplicable): <text:span text:style-name="T15">AI1-001 a AI1-003</text:span></text:p><text:p text:style-name="P8"/><text:p text:style-name="P7"/></draw:text-box></draw:frame></text:p>
      <text:p text:style-name="P15"><draw:frame draw:style-name="fr1" draw:name="Frame15" text:anchor-type="paragraph" svg:x="0.049cm" svg:y="8.16cm" draw:z-index="14"><draw:text-box fo:min-height="7.091cm" fo:min-width="17.727cm"><text:p text:style-name="P11">Identificador: <text:span text:style-name="T3">RI1-002</text:span></text:p><text:p text:style-name="P7">Título: <text:span text:style-name="T16">Incapacidad de asociar los métodos a las clases</text:span></text:p><text:p text:style-name="P7">Descripción: <text:span text:style-name="T15">Debido a la falta de conocimiento de la tecnología, no podemos acoplar correctamente los módulos del sistema</text:span></text:p><text:p text:style-name="P8">Fecha (si aplicable) de posible aparición: <text:span text:style-name="T15">--</text:span></text:p><text:p text:style-name="P8">Posiblidad de aparición: <text:span text:style-name="T15">Baja</text:span></text:p><text:p text:style-name="P8">Efecto: <text:span text:style-name="T15">Se producirá un retraso o incapacitará realizar la iteración.</text:span></text:p><text:p text:style-name="P8">Prevención o cura: <text:span text:style-name="T15">Buscar en internet ó regestionar el plan de la iteración</text:span></text:p><text:p text:style-name="P11">Actividad asociada (si aplicable): <text:span text:style-name="T15">AI1-005</text:span></text:p><text:p text:style-name="P8"/><text:p text:style-name="P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15:05.869013633</meta:creation-date>
    <dc:date>2017-10-06T19:36:23.843702393</dc:date>
    <meta:editing-duration>PT1H53M37S</meta:editing-duration>
    <meta:editing-cycles>35</meta:editing-cycles>
    <meta:generator>LibreOffice/5.3.6.1$Linux_X86_64 LibreOffice_project/30m0$Build-1</meta:generator>
    <meta:document-statistic meta:table-count="1" meta:image-count="0" meta:object-count="0" meta:page-count="7" meta:paragraph-count="116" meta:word-count="668" meta:character-count="4608" meta:non-whitespace-character-count="4055"/>
  </office:meta>
</office:document-meta>
</file>